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GaramondNo8" svg:font-family="GaramondNo8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28.33mm"/>
    </style:style>
    <style:style style:name="co5" style:family="table-column">
      <style:table-column-properties fo:break-before="auto" style:column-width="20.58mm"/>
    </style:style>
    <style:style style:name="co6" style:family="table-column">
      <style:table-column-properties fo:break-before="auto" style:column-width="5.27mm"/>
    </style:style>
    <style:style style:name="co7" style:family="table-column">
      <style:table-column-properties fo:break-before="auto" style:column-width="22.1mm"/>
    </style:style>
    <style:style style:name="co8" style:family="table-column">
      <style:table-column-properties fo:break-before="auto" style:column-width="22.61mm"/>
    </style:style>
    <style:style style:name="co9" style:family="table-column">
      <style:table-column-properties fo:break-before="auto" style:column-width="24.99mm"/>
    </style:style>
    <style:style style:name="co10" style:family="table-column">
      <style:table-column-properties fo:break-before="auto" style:column-width="3.79mm"/>
    </style:style>
    <style:style style:name="co11" style:family="table-column">
      <style:table-column-properties fo:break-before="auto" style:column-width="5.4mm"/>
    </style:style>
    <style:style style:name="co12" style:family="table-column">
      <style:table-column-properties fo:break-before="auto" style:column-width="21.38mm"/>
    </style:style>
    <style:style style:name="co13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7mm"/>
    </style:style>
    <style:style style:name="co16" style:family="table-column">
      <style:table-column-properties fo:break-before="auto" style:column-width="35mm"/>
    </style:style>
    <style:style style:name="co17" style:family="table-column">
      <style:table-column-properties fo:break-before="auto" style:column-width="1.99mm"/>
    </style:style>
    <style:style style:name="co18" style:family="table-column">
      <style:table-column-properties fo:break-before="auto" style:column-width="22mm"/>
    </style:style>
    <style:style style:name="co19" style:family="table-column">
      <style:table-column-properties fo:break-before="auto" style:column-width="7.5mm"/>
    </style:style>
    <style:style style:name="co20" style:family="table-column">
      <style:table-column-properties fo:break-before="auto" style:column-width="16mm"/>
    </style:style>
    <style:style style:name="co21" style:family="table-column">
      <style:table-column-properties fo:break-before="auto" style:column-width="9mm"/>
    </style:style>
    <style:style style:name="co22" style:family="table-column">
      <style:table-column-properties fo:break-before="auto" style:column-width="5.63mm"/>
    </style:style>
    <style:style style:name="co23" style:family="table-column">
      <style:table-column-properties fo:break-before="auto" style:column-width="41.95mm"/>
    </style:style>
    <style:style style:name="co24" style:family="table-column">
      <style:table-column-properties fo:break-before="auto" style:column-width="12.58mm"/>
    </style:style>
    <style:style style:name="co25" style:family="table-column">
      <style:table-column-properties fo:break-before="auto" style:column-width="12.98mm"/>
    </style:style>
    <style:style style:name="co26" style:family="table-column">
      <style:table-column-properties fo:break-before="auto" style:column-width="9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color="#800000" style:font-name="Blood Crow Condensed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color="#800000" style:font-name="Blood Crow Condensed" fo:font-style="normal" fo:text-shadow="1pt 1pt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 fo:padding-bottom="0.48mm" fo:padding-left="0.35mm" fo:padding-right="0.35mm" fo:padding-top="0.48mm" style:vertical-align="top"/>
      <style:paragraph-properties fo:text-align="center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800000" style:font-name="Blood Crow Condensed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800000" style:font-name="Blood Crow Condensed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mm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fo:color="#800000" style:font-name="Blood Crow Condensed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fo:color="#800000"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fo:color="#800000"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fo:color="#800000"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fo:color="#800000"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text-shadow="1pt 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25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1.76pt double-thin #808080" style:border-line-width-top="0.18mm 0.26mm 0.18mm"/>
      <style:text-properties fo:color="#800000" style:font-name="Blood Crow Condensed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18mm 0.26mm 0.18mm" fo:border-top="none"/>
      <style:text-properties fo:color="#800000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none"/>
      <style:text-properties fo:color="#800000" fo:text-shadow="1pt 1pt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style:font-name="Blood Crow Condensed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end"/>
      <style:text-properties fo:color="#800000" style:font-name="Blood Crow Condensed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/>
      <style:text-properties fo:color="#800000" style:font-name="Blood Crow Condensed" fo:font-weight="normal" style:font-weight-asian="normal" style:font-weight-complex="normal"/>
    </style:style>
    <style:style style:name="ce32" style:family="table-cell" style:parent-style-name="Default">
      <style:text-properties style:font-name="Blood Crow Condensed"/>
    </style:style>
    <style:style style:name="ce33" style:family="table-cell" style:parent-style-name="Default">
      <style:text-properties fo:color="#800000" style:font-name="Blood Crow Condensed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0pt" fo:text-shadow="none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0" style:family="table-cell" style:parent-style-name="Default" style:data-style-name="N100">
      <style:text-properties fo:color="#800000" style:font-name="Blood Crow Condensed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2pt" fo:text-shadow="none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text-shadow="none" fo:font-weight="normal" style:font-weight-asian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11pt" fo:text-shadow="none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color="#800000" style:text-outline="false" style:font-name="Blood Crow Condensed" fo:font-size="8pt" fo:text-shadow="none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3pt double-thin #000000" style:border-line-width-bottom="0.18mm 0.71mm 0.18mm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3pt double-thin #000000" style:border-line-width-top="0.18mm 0.71mm 0.18mm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fo:color="#800000" style:font-name="GaramondNo8" fo:font-size="8pt" fo:text-shadow="1pt 1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fo:color="#800000" style:font-name="GaramondNo8" fo:font-size="8pt" fo:text-shadow="1pt 1pt" fo:font-weight="normal" style:font-size-asian="8pt" style:font-weight-asian="normal" style:font-size-complex="8pt" style:font-weight-complex="normal"/>
    </style:style>
    <style:style style:name="ce51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fo:color="#800000" style:font-name="GaramondNo8" fo:font-size="8pt" fo:text-shadow="1pt 1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border-left="none" fo:padding="1.01mm" fo:border-right="0.51pt solid #000000" fo:border-top="0.51pt solid #000000" style:vertical-align="middle"/>
      <style:paragraph-properties fo:text-align="start" fo:margin-left="0mm"/>
      <style:text-properties fo:color="#800000" style:font-name="GaramondNo8" fo:font-size="8pt" fo:text-shadow="1pt 1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style:vertical-align="middle"/>
      <style:text-properties fo:color="#800000" style:font-name="GaramondNo8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fo:color="#800000" style:font-name="GaramondNo8" fo:font-size="8pt" fo:text-shadow="1pt 1pt" fo:font-weight="normal" style:font-size-asian="8pt" style:font-weight-asian="normal" style:font-size-complex="8pt" style:font-weight-complex="normal"/>
    </style:style>
    <style:style style:name="ce55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fo:color="#800000" style:font-name="GaramondNo8" fo:font-size="8pt" fo:text-shadow="1pt 1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color="#800000" style:font-name="URWPalladioL" fo:text-shadow="1pt 1pt"/>
    </style:style>
    <style:style style:name="ce58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color="#800000" style:font-name="URWPalladioL" fo:text-shadow="1pt 1pt"/>
    </style:style>
    <style:style style:name="ce59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color="#800000" style:font-name="URWPalladioL" fo:text-shadow="1pt 1pt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none" fo:border-top="0.51pt solid #000000" style:vertical-align="middle"/>
      <style:paragraph-properties fo:text-align="center" fo:margin-left="0mm"/>
      <style:text-properties fo:color="#800000" style:font-name="URWPalladioL" fo:text-shadow="1pt 1pt"/>
    </style:style>
    <style:style style:name="ce61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fo:color="#800000"/>
    </style:style>
    <style:style style:name="ce62" style:family="table-cell" style:parent-style-name="Default" style:data-style-name="N100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color="#800000" style:font-name="URWPalladioL" fo:text-shadow="1pt 1pt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fo:color="#800000" style:font-name="URWPalladioL" fo:text-shadow="1pt 1pt"/>
    </style:style>
    <style:style style:name="ce64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color="#800000" fo:text-shadow="1pt 1pt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fo:color="#800000" fo:text-shadow="1pt 1pt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color="#800000" fo:text-shadow="1pt 1pt"/>
    </style:style>
    <style:style style:name="ce67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fo:color="#800000" style:font-name="URWPalladioL" fo:text-shadow="1pt 1pt"/>
    </style:style>
    <style:style style:name="ce68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color="#800000" style:font-name="URWPalladioL" fo:text-shadow="1pt 1pt"/>
    </style:style>
    <style:style style:name="ce69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color="#800000" style:font-name="URWPalladioL" fo:text-shadow="1pt 1pt"/>
    </style:style>
    <style:style style:name="ce70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color="#800000" style:font-name="URWPalladioL" fo:text-shadow="1pt 1pt"/>
    </style:style>
    <style:style style:name="ce71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fo:color="#800000" style:font-name="URWPalladioL" fo:text-shadow="1pt 1pt"/>
    </style:style>
    <style:style style:name="ce72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fo:color="#800000" fo:text-shadow="1pt 1pt"/>
    </style:style>
    <style:style style:name="ce73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0.51pt solid #808080"/>
      <style:text-properties fo:color="#800000" fo:text-shadow="1pt 1pt"/>
    </style:style>
    <style:style style:name="ce74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fo:color="#800000" fo:text-shadow="1pt 1pt"/>
    </style:style>
    <style:style style:name="ce75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fo:color="#800000" fo:text-shadow="1pt 1pt"/>
    </style:style>
    <style:style style:name="ce76" style:family="table-cell" style:parent-style-name="Default">
      <style:text-properties fo:color="#800000"/>
    </style:style>
    <style:style style:name="ce77" style:family="table-cell" style:parent-style-name="Default" style:data-style-name="N100">
      <style:table-cell-properties fo:border-bottom="1.76pt double-thin #808080" style:border-line-width-bottom="0.18mm 0.26mm 0.18mm" fo:border-left="none" fo:border-right="none" fo:border-top="0.06pt solid #808080"/>
      <style:text-properties fo:color="#800000" fo:text-shadow="1pt 1pt"/>
    </style:style>
    <style:style style:name="ce78" style:family="table-cell" style:parent-style-name="Default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fo:color="#800000"/>
    </style:style>
    <style:style style:name="ce79" style:family="table-cell" style:parent-style-name="Default">
      <style:table-cell-properties fo:border-bottom="0.51pt solid #808080" fo:border-left="none" fo:border-right="1.76pt double-thin #808080" style:border-line-width-right="0.18mm 0.26mm 0.18mm" fo:border-top="0.51pt solid #808080"/>
      <style:text-properties fo:color="#800000"/>
    </style:style>
    <style:style style:name="ce80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fo:color="#800000"/>
    </style:style>
    <style:style style:name="ce81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start" fo:margin-left="0mm"/>
      <style:text-properties fo:color="#800000" style:font-name="URWPalladioL" fo:font-size="6pt" fo:text-shadow="1pt 1pt" style:font-size-asian="6pt" style:font-size-complex="6pt"/>
    </style:style>
    <style:style style:name="ce82" style:family="table-cell" style:parent-style-name="Default">
      <style:table-cell-properties style:text-align-source="fix" style:repeat-content="false"/>
      <style:paragraph-properties fo:text-align="start"/>
      <style:text-properties fo:color="#800000"/>
    </style:style>
    <style:style style:name="ce83" style:family="table-cell" style:parent-style-name="Default">
      <style:table-cell-properties fo:padding-bottom="0.48mm" fo:padding-left="0.35mm" fo:padding-right="0.35mm" fo:padding-top="0.48mm"/>
      <style:text-properties style:font-name="GaramondNo8" fo:text-shadow="1pt 1pt"/>
    </style:style>
    <style:style style:name="ce84" style:family="table-cell" style:parent-style-name="Default">
      <style:table-cell-properties fo:padding-bottom="0.48mm" fo:padding-left="0.35mm" fo:padding-right="0.35mm" fo:padding-top="0.48mm"/>
      <style:text-properties fo:color="#800000" style:font-name="Blood Crow Condensed" fo:text-shadow="1pt 1pt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800000" style:font-name="Blood Crow Condensed" fo:font-size="6pt" fo:text-shadow="none" style:font-size-asian="6pt" style:font-size-complex="6pt"/>
    </style:style>
    <style:style style:name="ce86" style:family="table-cell" style:parent-style-name="Default">
      <style:text-properties fo:color="#800000" style:font-name="Blood Crow Condensed"/>
    </style:style>
    <style:style style:name="ce87" style:family="table-cell" style:parent-style-name="Default">
      <style:text-properties style:font-name="GaramondNo8"/>
    </style:style>
    <style:style style:name="ce88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fo:color="#800000" style:font-name="Blood Crow Condensed" fo:text-shadow="1pt 1pt"/>
    </style:style>
    <style:style style:name="ce8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0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1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2" style:family="table-cell" style:parent-style-name="Default">
      <style:table-cell-properties fo:border-bottom="none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/>
      <style:paragraph-properties fo:text-align="center" fo:margin-left="0mm"/>
      <style:text-properties fo:color="#800000" style:font-name="URWPalladioL"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fo:border-bottom="none" style:text-align-source="fix" style:repeat-content="false" fo:border-left="1.11pt double-thin #000000" style:border-line-width-left="0.18mm 0.04mm 0.18mm" fo:border-right="1.11pt double-thin #000000" style:border-line-width-right="0.18mm 0.04mm 0.18mm" fo:border-top="none"/>
      <style:paragraph-properties fo:text-align="center" fo:margin-left="0mm"/>
      <style:text-properties fo:color="#800000" style:font-name="URWPalladioL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1.11pt double-thin #000000" style:border-line-width-right="0.18mm 0.04mm 0.18mm" fo:border-top="none"/>
      <style:paragraph-properties fo:text-align="center" fo:margin-left="0mm"/>
      <style:text-properties fo:color="#800000" style:font-name="URWPalladioL" fo:font-size="9pt" fo:font-weight="normal" style:font-size-asian="9pt" style:font-weight-asian="normal" style:font-size-complex="9pt" style:font-weight-complex="normal"/>
    </style:style>
    <style:style style:name="ce95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 style:vertical-align="bottom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96" style:family="table-cell" style:parent-style-name="Default">
      <style:table-cell-properties fo:border-bottom="0.06pt solid #000000" fo:border-left="none" fo:border-right="1.76pt double-thin #000000" style:border-line-width-right="0.18mm 0.26mm 0.18mm" fo:border-top="1.76pt double-thin #000000" style:border-line-width-top="0.18mm 0.26mm 0.18mm"/>
      <style:text-properties fo:color="#800000" style:font-name="Blood Crow Condensed" fo:text-shadow="1pt 1pt"/>
    </style:style>
    <style:style style:name="ce97" style:family="table-cell" style:parent-style-name="Default">
      <style:table-cell-properties fo:border-bottom="0.06pt solid #000000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8" style:family="table-cell" style:parent-style-name="Default">
      <style:table-cell-properties fo:border-bottom="none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99" style:family="table-cell" style:parent-style-name="Default">
      <style:table-cell-properties fo:border-bottom="1.76pt double-thin #000000" style:border-line-width-bottom="0.18mm 0.26mm 0.18mm" fo:border-left="none" fo:border-right="1.76pt double-thin #000000" style:border-line-width-right="0.18mm 0.26mm 0.18mm" fo:border-top="0.06pt solid #000000"/>
      <style:text-properties fo:color="#800000" style:font-name="Blood Crow Condensed" fo:text-shadow="1pt 1pt"/>
    </style:style>
    <style:style style:name="ce100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color="#800000" style:font-name="Blood Crow Condensed" fo:font-size="4pt" fo:text-shadow="1pt 1pt" fo:font-weight="bold" style:font-size-asian="4pt" style:font-weight-asian="bold" style:font-size-complex="4pt" style:font-weight-complex="bold"/>
    </style:style>
    <style:style style:name="ce101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2.1pt double #000000" style:border-line-width-top="0.19mm 0.35mm 0.19mm"/>
    </style:style>
    <style:style style:name="ce102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0.51pt solid #000000"/>
    </style:style>
    <style:style style:name="ce103" style:family="table-cell" style:parent-style-name="Default">
      <style:table-cell-properties fo:border-bottom="1.11pt double-thin #000000" style:border-line-width-bottom="0.18mm 0.04mm 0.18mm" fo:border-left="2.1pt double #000000" style:border-line-width-left="0.19mm 0.35mm 0.19mm" fo:border-right="0.51pt solid #000000" fo:border-top="0.51pt solid #000000"/>
    </style:style>
    <style:style style:name="ce104" style:family="table-cell" style:parent-style-name="Default">
      <style:table-cell-properties fo:border-bottom="0.51pt solid #000000" fo:border-left="0.51pt solid #000000" fo:border-right="0.51pt solid #000000" fo:border-top="2.1pt double #000000" style:border-line-width-top="0.19mm 0.35mm 0.19mm"/>
    </style:style>
    <style:style style:name="ce105" style:family="table-cell" style:parent-style-name="Default">
      <style:table-cell-properties fo:border="0.51pt solid #000000"/>
    </style:style>
    <style:style style:name="ce106" style:family="table-cell" style:parent-style-name="Default">
      <style:table-cell-properties fo:border-bottom="1.11pt double-thin #000000" style:border-line-width-bottom="0.18mm 0.04mm 0.18mm" fo:border-left="0.51pt solid #000000" fo:border-right="0.51pt solid #000000" fo:border-top="0.51pt solid #000000"/>
    </style:style>
    <style:style style:name="ce107" style:family="table-cell" style:parent-style-name="Default">
      <style:table-cell-properties fo:border-bottom="0.51pt solid #000000" fo:border-left="0.51pt solid #000000" fo:border-right="2.1pt double #000000" style:border-line-width-right="0.19mm 0.35mm 0.19mm" fo:border-top="2.1pt double #000000" style:border-line-width-top="0.19mm 0.35mm 0.19mm"/>
    </style:style>
    <style:style style:name="ce108" style:family="table-cell" style:parent-style-name="Default">
      <style:table-cell-properties fo:border-bottom="0.51pt solid #000000" fo:border-left="0.51pt solid #000000" fo:border-right="2.1pt double #000000" style:border-line-width-right="0.19mm 0.35mm 0.19mm" fo:border-top="0.51pt solid #000000"/>
    </style:style>
    <style:style style:name="ce109" style:family="table-cell" style:parent-style-name="Default">
      <style:table-cell-properties fo:border-bottom="1.11pt double-thin #000000" style:border-line-width-bottom="0.18mm 0.04mm 0.18mm" fo:border-left="0.51pt solid #000000" fo:border-right="2.1pt double #000000" style:border-line-width-right="0.19mm 0.35mm 0.19mm" fo:border-top="0.51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50000" style:font-name="Blood Crow Condensed" fo:font-size="4pt" fo:font-weight="bold" style:font-size-asian="4pt" style:font-weight-asian="bold" style:font-size-complex="4pt" style:font-weight-complex="bold"/>
    </style:style>
    <style:style style:name="ce11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13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fo:color="#800000" style:font-name="Blood Crow Condensed" fo:font-size="8pt" style:font-size-asian="8pt" style:font-size-complex="8pt"/>
    </style:style>
    <style:style style:name="ce114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15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  <style:text-properties fo:color="#800000"/>
    </style:style>
    <style:style style:name="ce117" style:family="table-cell" style:parent-style-name="Default">
      <style:table-cell-properties fo:border-bottom="0.51pt solid #000000" fo:border-left="none" fo:border-right="none" fo:border-top="0.51pt solid #000000"/>
    </style:style>
    <style:style style:name="ce118" style:family="table-cell" style:parent-style-name="Default">
      <style:table-cell-properties fo:border-bottom="1.76pt double-thin #000000" style:border-line-width-bottom="0.18mm 0.26mm 0.18mm" fo:border-left="none" fo:border-right="none" fo:border-top="0.51pt solid #000000"/>
    </style:style>
    <style:style style:name="ce119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120" style:family="table-cell" style:parent-style-name="Default">
      <style:table-cell-properties fo:border-bottom="1.76pt double-thin #000000" style:border-line-width-bottom="0.18mm 0.26mm 0.18mm" fo:border-left="none" fo:border-right="0.51pt solid #000000" fo:border-top="0.51pt solid #000000"/>
    </style:style>
    <style:style style:name="ce121" style:family="table-cell" style:parent-style-name="Default">
      <style:table-cell-properties fo:border-bottom="0.51pt solid #000000" style:text-align-source="fix" style:repeat-content="false" fo:border-left="none" fo:border-right="none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2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color="#800000" style:font-name="URWPalladioL"/>
    </style:style>
    <style:style style:name="ce12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0.51pt solid #000000"/>
      <style:paragraph-properties fo:text-align="center" fo:margin-left="0mm"/>
      <style:text-properties fo:color="#800000" style:font-name="URWPalladioL"/>
    </style:style>
    <style:style style:name="ce124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25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126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127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128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URWPalladioL"/>
    </style:style>
    <style:style style:name="ce129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1.76pt double-thin #808080" style:border-line-width-top="0.18mm 0.26mm 0.18mm"/>
    </style:style>
    <style:style style:name="ce130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0.51pt solid #808080"/>
    </style:style>
    <style:style style:name="ce131" style:family="table-cell" style:parent-style-name="Default">
      <style:table-cell-properties fo:border-bottom="1.76pt double-thin #808080" style:border-line-width-bottom="0.18mm 0.26mm 0.18mm" fo:border-left="0.51pt solid #808080" fo:border-right="1.76pt double-thin #808080" style:border-line-width-right="0.18mm 0.26mm 0.18mm" fo:border-top="0.51pt solid #808080"/>
    </style:style>
    <style:style style:name="ce132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0.51pt solid #000000" fo:border-top="1.76pt double-thin #000000" style:border-line-width-top="0.18mm 0.26mm 0.18mm"/>
      <style:paragraph-properties fo:text-align="center" fo:margin-left="0mm"/>
      <style:text-properties fo:color="#800000" style:text-outline="false" style:font-name="Blood Crow Condensed" fo:font-size="4pt" fo:font-style="normal" fo:font-weight="bold" style:font-size-asian="4pt" style:font-style-asian="normal" style:font-weight-asian="bold" style:font-size-complex="4pt" style:font-style-complex="normal" style:font-weight-complex="bold"/>
    </style:style>
    <style:style style:name="ce133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34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35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1.76pt double-thin #000000" style:border-line-width-top="0.18mm 0.26mm 0.18mm"/>
      <style:text-properties fo:color="#800000"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0.51pt solid #000000"/>
      <style:text-properties fo:color="#800000" style:font-name="Blood Crow Condensed" fo:font-size="8pt" style:font-size-asian="8pt" style:font-size-complex="8pt"/>
    </style:style>
    <style:style style:name="ce137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0.51pt solid #000000" fo:border-top="0.51pt solid #000000"/>
      <style:text-properties style:font-name="URW Classico" fo:font-size="8pt" style:font-size-asian="8pt" style:font-size-complex="8pt"/>
    </style:style>
    <style:style style:name="ce138" style:family="table-cell" style:parent-style-name="Default">
      <style:table-cell-properties fo:border-bottom="0.99pt solid #000000" style:text-align-source="fix" style:repeat-content="false" fo:background-color="transparent" fo:border-left="1.76pt double-thin #000000" style:border-line-width-left="0.18mm 0.26mm 0.18mm" fo:border-right="none" fo:border-top="1.76pt double-thin #000000" style:border-line-width-top="0.18mm 0.26mm 0.18mm"/>
      <style:paragraph-properties fo:text-align="start" fo:margin-left="0mm"/>
      <style:text-properties fo:color="#800000" style:font-name="Blood Crow Expanded" fo:font-size="12pt" style:font-size-asian="12pt" style:font-size-complex="12pt"/>
    </style:style>
    <style:style style:name="ce139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none" fo:border-top="none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140" style:family="table-cell" style:parent-style-name="Default">
      <style:table-cell-properties fo:border-bottom="0.51pt solid #000000" style:text-align-source="fix" style:repeat-content="false" fo:border-left="1.76pt double-thin #000000" style:border-line-width-left="0.18mm 0.26mm 0.18mm" fo:border-right="none" fo:border-top="0.51pt solid #000000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141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51pt solid #000000"/>
      <style:paragraph-properties fo:text-align="start" fo:margin-left="0mm"/>
      <style:text-properties fo:color="#850000" style:font-name="Blood Crow Condensed" fo:font-size="8pt" style:font-size-asian="8pt" style:font-size-complex="8pt"/>
    </style:style>
    <style:style style:name="ce142" style:family="table-cell" style:parent-style-name="Default">
      <style:table-cell-properties fo:border="none"/>
    </style:style>
    <style:style style:name="ce143" style:family="table-cell" style:parent-style-name="Default">
      <style:table-cell-properties fo:border-bottom="0.51pt solid #000000" fo:border-left="1.76pt double-thin #000000" style:border-line-width-left="0.18mm 0.26mm 0.18mm" fo:border-right="none" fo:border-top="none"/>
    </style:style>
    <style:style style:name="ce144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</style:style>
    <style:style style:name="ce145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</style:style>
    <style:style style:name="ce146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800000" style:font-name="Blood Crow Condensed" fo:font-size="4pt" style:font-size-asian="4pt" style:font-size-complex="4pt"/>
    </style:style>
    <style:style style:name="ce14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1.76pt double-thin #000000" style:border-line-width-top="0.18mm 0.26mm 0.18m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48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49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51" style:family="table-cell" style:parent-style-name="Default">
      <style:table-cell-properties fo:border-bottom="0.51pt solid #000000" fo:border-left="0.51pt solid #000000" fo:border-right="none" fo:border-top="1.76pt double-thin #000000" style:border-line-width-top="0.18mm 0.26mm 0.18mm"/>
      <style:text-properties fo:color="#800000"/>
    </style:style>
    <style:style style:name="ce152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153" style:family="table-cell" style:parent-style-name="Default">
      <style:table-cell-properties fo:border-bottom="1.76pt double-thin #000000" style:border-line-width-bottom="0.18mm 0.26mm 0.18mm" fo:border-left="0.51pt solid #000000" fo:border-right="none" fo:border-top="0.51pt solid #000000"/>
    </style:style>
    <style:style style:name="ce154" style:family="table-cell" style:parent-style-name="Default">
      <style:table-cell-properties fo:border-bottom="0.99pt solid #000000" style:text-align-source="fix" style:repeat-content="false" fo:background-color="transparent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start" fo:margin-left="0mm"/>
      <style:text-properties fo:color="#800000" style:font-name="URWPalladioL" fo:font-size="10pt" style:font-size-asian="10pt" style:font-size-complex="10pt"/>
    </style:style>
    <style:style style:name="ce155" style:family="table-cell" style:parent-style-name="Default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none" style:vertical-align="bottom"/>
      <style:paragraph-properties fo:text-align="start" fo:margin-left="0mm"/>
      <style:text-properties fo:color="#800000" style:font-name="URWPalladioL" fo:font-size="8pt" style:font-size-asian="8pt" style:font-size-complex="8pt"/>
    </style:style>
    <style:style style:name="ce156" style:family="table-cell" style:parent-style-name="Default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0.51pt solid #000000" style:vertical-align="bottom"/>
      <style:paragraph-properties fo:text-align="start" fo:margin-left="0mm"/>
      <style:text-properties fo:color="#800000" style:font-name="URWPalladioL" fo:font-size="8pt" style:font-size-asian="8pt" style:font-size-complex="8pt"/>
    </style:style>
    <style:style style:name="ce157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padding="0mm" fo:border-right="1.76pt double-thin #000000" style:border-line-width-right="0.18mm 0.26mm 0.18mm" fo:border-top="0.51pt solid #000000" style:vertical-align="bottom"/>
      <style:paragraph-properties fo:text-align="start" fo:margin-left="0mm"/>
      <style:text-properties fo:color="#800000" style:font-name="URWPalladioL"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/>
    </style:style>
    <style:style style:name="ce159" style:family="table-cell" style:parent-style-name="Default">
      <style:table-cell-properties fo:border-bottom="0.99pt solid #000000" fo:border-left="none" fo:border-right="none" fo:border-top="1.76pt double-thin #000000" style:border-line-width-top="0.18mm 0.26mm 0.18mm"/>
    </style:style>
    <style:style style:name="ce160" style:family="table-cell" style:parent-style-name="Default">
      <style:table-cell-properties fo:border-bottom="0.51pt solid #000000" style:text-align-source="fix" style:repeat-content="false" fo:border-left="none" fo:border-right="0.51pt solid #000000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61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color="#800000" style:font-name="URWPalladioL"/>
    </style:style>
    <style:style style:name="ce162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0.51pt solid #000000" fo:border-top="0.51pt solid #000000"/>
      <style:paragraph-properties fo:text-align="center" fo:margin-left="0mm"/>
      <style:text-properties fo:color="#800000" style:font-name="URWPalladioL"/>
    </style:style>
    <style:style style:name="ce163" style:family="table-cell" style:parent-style-name="Default">
      <style:table-cell-properties fo:border-bottom="0.99pt solid #000000" style:text-align-source="fix" style:repeat-content="false" fo:background-color="transparent" fo:border-left="none" fo:border-right="1.76pt double-thin #000000" style:border-line-width-right="0.18mm 0.26mm 0.18mm" fo:border-top="1.76pt double-thin #000000" style:border-line-width-top="0.18mm 0.26mm 0.18mm"/>
      <style:paragraph-properties fo:text-align="start" fo:margin-left="0mm"/>
      <style:text-properties fo:color="#800000"/>
    </style:style>
    <style:style style:name="ce164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none"/>
      <style:paragraph-properties fo:text-align="start" fo:margin-left="0mm"/>
      <style:text-properties fo:color="#800000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0.51pt solid #000000"/>
      <style:paragraph-properties fo:text-align="start" fo:margin-left="0mm"/>
      <style:text-properties fo:color="#800000"/>
    </style:style>
    <style:style style:name="ce166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1.76pt double-thin #000000" style:border-line-width-right="0.18mm 0.26mm 0.18mm" fo:border-top="0.51pt solid #000000"/>
      <style:paragraph-properties fo:text-align="start" fo:margin-left="0mm"/>
      <style:text-properties fo:color="#800000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800000"/>
    </style:style>
    <style:style style:name="ce168" style:family="table-cell" style:parent-style-name="Default">
      <style:table-cell-properties fo:border="none"/>
      <style:text-properties fo:color="#800000"/>
    </style:style>
    <style:style style:name="ce169" style:family="table-cell" style:parent-style-name="Default">
      <style:table-cell-properties fo:border-bottom="0.99pt solid #000000" fo:border-left="none" fo:border-right="1.76pt double-thin #000000" style:border-line-width-right="0.18mm 0.26mm 0.18mm" fo:border-top="1.76pt double-thin #000000" style:border-line-width-top="0.18mm 0.26mm 0.18mm"/>
    </style:style>
    <style:style style:name="ce170" style:family="table-cell" style:parent-style-name="Default">
      <style:table-cell-properties fo:border-bottom="1.76pt double-thin #000000" style:border-line-width-bottom="0.18mm 0.26mm 0.18mm" fo:border-left="none" fo:border-right="1.76pt double-thin #000000" style:border-line-width-right="0.18mm 0.26mm 0.18mm" fo:border-top="0.51pt solid #000000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800000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800000"/>
    </style:style>
    <style:style style:name="ce173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800000" style:font-name="Blood Crow Condensed" fo:font-size="4pt" style:font-size-asian="4pt" style:font-size-complex="4pt"/>
    </style:style>
    <style:style style:name="ce174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1.76pt double-thin #000000" style:border-line-width-top="0.18mm 0.26mm 0.18mm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76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  <style:text-properties fo:color="#800000" style:font-name="Blood Crow Condensed" fo:font-size="4pt" fo:font-weight="bold" style:font-size-asian="4pt" style:font-weight-asian="bold" style:font-size-complex="4pt" style:font-weight-complex="bold"/>
    </style:style>
    <style:style style:name="ce177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fo:color="#800000" style:font-name="URWPalladioL"/>
    </style:style>
    <style:style style:name="ce178" style:family="table-cell" style:parent-style-name="Default">
      <style:table-cell-properties fo:border-bottom="none" style:text-align-source="fix" style:repeat-content="false" fo:background-color="transparent" fo:border-left="1.76pt double-thin #000000" style:border-line-width-left="0.18mm 0.26mm 0.18mm" fo:border-right="1.76pt double-thin #000000" style:border-line-width-right="0.18mm 0.26mm 0.18mm" fo:border-top="1.76pt double-thin #000000" style:border-line-width-top="0.18mm 0.26mm 0.18mm"/>
      <style:paragraph-properties fo:text-align="center" fo:margin-left="0mm"/>
      <style:text-properties fo:color="#800000" style:font-name="Blood Crow Expanded" fo:font-size="12pt" style:font-size-asian="12pt" style:font-size-complex="12pt"/>
    </style:style>
    <style:style style:name="ce179" style:family="table-cell" style:parent-style-name="Default">
      <style:table-cell-properties fo:border-bottom="0.51pt solid #000000" fo:border-left="1.76pt double-thin #000000" style:border-line-width-left="0.18mm 0.26mm 0.18mm" fo:border-right="1.76pt double-thin #000000" style:border-line-width-right="0.18mm 0.26mm 0.18mm" fo:border-top="0.99pt solid #000000"/>
    </style:style>
    <style:style style:name="ce180" style:family="table-cell" style:parent-style-name="Default">
      <style:table-cell-properties fo:border-bottom="0.51pt solid #000000" fo:border-left="1.76pt double-thin #000000" style:border-line-width-left="0.18mm 0.26mm 0.18mm" fo:border-right="1.76pt double-thin #000000" style:border-line-width-right="0.18mm 0.26mm 0.18mm" fo:border-top="0.51pt solid #000000"/>
    </style:style>
    <style:style style:name="ce181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1.76pt double-thin #000000" style:border-line-width-right="0.18mm 0.26mm 0.18mm" fo:border-top="0.51pt solid #000000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85mm" svg:height="1.39mm" svg:x="43.5mm" svg:y="28.28m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6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2" table:number-columns-repeated="4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7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60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60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60"/>
        </table:table-row>
        <table:table-row table:style-name="ro2">
          <table:table-cell/>
          <table:table-cell table:style-name="ce4" table:number-columns-repeated="10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FFILIATION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RA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60"/>
        </table:table-row>
        <table:table-row table:style-name="ro2">
          <table:table-cell/>
          <table:table-cell table:style-name="ce4" table:number-columns-repeated="10"/>
          <table:table-cell table:number-columns-repeated="6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ORIGIN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60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7"/>
          <table:table-cell table:style-name="ce46"/>
          <table:table-cell table:number-columns-repeated="53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style-name="ce24" office:value-type="string" calcext:value-type="string">
            <text:p>CARACS. DÉRIVÉES</text:p>
          </table:table-cell>
          <table:table-cell table:number-columns-repeated="2"/>
          <table:table-cell table:style-name="ce47"/>
          <table:table-cell table:number-columns-repeated="53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/text:p>
            <text:p/>
            <text:p/>
            <text:p><text:span text:style-name="T1">Poids portable :</text:span></text:p>
            <text:p/>
            <text:p/>
            <text:p><text:span text:style-name="T1">Poids traînable :</text:span></text:p>
            <text:p/>
            <text:p/>
            <text:p><text:span text:style-name="T1">Vitesse de base :</text:span></text:p>
            <text:p/>
            <text:p/>
            <text:p><text:span text:style-name="T1">Vitesse de sprint :</text:span></text:p>
            <text:p/>
          </table:table-cell>
          <table:table-cell table:number-columns-repeated="56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56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56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56"/>
        </table:table-row>
        <table:table-row table:style-name="ro3">
          <table:table-cell table:number-columns-repeated="4"/>
          <table:table-cell office:value-type="string" calcext:value-type="string">
            <text:p>xqqxqxqxqxq</text:p>
          </table:table-cell>
          <table:table-cell table:number-columns-repeated="7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56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57"/>
        </table:table-row>
        <table:table-row table:style-name="ro1">
          <table:table-cell table:number-columns-repeated="14"/>
          <table:table-cell table:style-name="ce28" table:number-columns-repeated="3"/>
          <table:table-cell table:number-columns-repeated="54"/>
        </table:table-row>
        <table:table-row table:style-name="ro1">
          <table:table-cell table:number-columns-repeated="14"/>
          <table:table-cell table:style-name="ce29"/>
          <table:table-cell table:style-name="ce33"/>
          <table:table-cell table:style-name="ce40"/>
          <table:table-cell table:style-name="ce48" office:value-type="string" calcext:value-type="string">
            <text:p>COMPETENCE</text:p>
          </table:table-cell>
          <table:table-cell table:style-name="ce48" office:value-type="string" calcext:value-type="string">
            <text:p>RANG</text:p>
          </table:table-cell>
          <table:table-cell table:style-name="ce48" office:value-type="string" calcext:value-type="string">
            <text:p>SPECIALISATIONS</text:p>
          </table:table-cell>
          <table:table-cell table:style-name="ce76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4"/>
          <table:table-cell table:style-name="ce35" office:value-type="string" calcext:value-type="string" table:number-columns-spanned="1" table:number-rows-spanned="3">
            <text:p>Analyse</text:p>
          </table:table-cell>
          <table:table-cell table:style-name="ce49" office:value-type="string" calcext:value-type="string">
            <text:p>Empath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1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4"/>
          <table:covered-table-cell table:style-name="ce41"/>
          <table:table-cell table:style-name="ce50" office:value-type="string" calcext:value-type="string">
            <text:p>Investigatio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4"/>
          <table:covered-table-cell table:style-name="ce42"/>
          <table:table-cell table:style-name="ce51" office:value-type="string" calcext:value-type="string">
            <text:p>Politiqu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4"/>
          <table:table-cell table:style-name="ce42"/>
          <table:table-cell table:style-name="ce52"/>
          <table:table-cell table:style-name="ce60"/>
          <table:table-cell table:style-name="ce75"/>
          <table: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5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43"/>
          <table:table-cell table:style-name="ce49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1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1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2"/>
          <table:table-cell table:style-name="ce51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6" office:value-type="string" calcext:value-type="string" table:number-columns-spanned="2" table:number-rows-spanned="5">
            <text:p>Arts Physiques</text:p>
          </table:table-cell>
          <table:covered-table-cell table:style-name="ce42"/>
          <table:table-cell table:style-name="ce52"/>
          <table:table-cell table:style-name="ce60"/>
          <table:table-cell table:style-name="ce75"/>
          <table: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5"/>
          <table:covered-table-cell table:style-name="ce42"/>
          <table:table-cell table:style-name="ce49" office:value-type="string" calcext:value-type="string">
            <text:p>Acrobatie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1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1"/>
          <table:table-cell table:style-name="ce50" office:value-type="string" calcext:value-type="string">
            <text:p>Athlé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covered-table-cell table:style-name="ce34"/>
          <table:covered-table-cell table:style-name="ce42"/>
          <table:table-cell table:style-name="ce51" office:value-type="string" calcext:value-type="string">
            <text:p>Équitation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covered-table-cell table:number-columns-repeated="2" table:style-name="ce34"/>
          <table:table-cell table:style-name="ce53"/>
          <table:table-cell table:style-name="ce61"/>
          <table:table-cell table:style-name="ce76"/>
          <table: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0"/>
          <table:table-cell table:style-name="ce30" office:value-type="string" calcext:value-type="string" table:number-columns-spanned="1" table:number-rows-spanned="8">
            <text:p>Combat au corps à corps</text:p>
          </table:table-cell>
          <table:table-cell table:style-name="ce44" office:value-type="string" calcext:value-type="string" table:number-columns-spanned="1" table:number-rows-spanned="4">
            <text:p>Attaques</text:p>
          </table:table-cell>
          <table:table-cell table:style-name="ce49" office:value-type="string" calcext:value-type="string">
            <text:p>.</text:p>
          </table:table-cell>
          <table:table-cell table:style-name="ce62" office:value-type="string" calcext:value-type="string">
            <text:p>OOOOO OO</text:p>
          </table:table-cell>
          <table:table-cell table:style-name="ce72"/>
          <table:table-cell table:style-name="ce81" office:value-type="string" calcext:value-type="string" table:number-columns-spanned="1" table:number-rows-spanned="8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table-cell table:style-name="ce44" office:value-type="string" calcext:value-type="string" table:number-columns-spanned="1" table:number-rows-spanned="4">
            <text:p>Parades</text:p>
          </table:table-cell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covered-table-cell table:style-name="ce37"/>
          <table:covered-table-cell table:style-name="ce45"/>
          <table:table-cell table:style-name="ce51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31"/>
          <table:table-cell table:style-name="ce34" table:number-columns-repeated="2"/>
          <table:table-cell table:style-name="ce54"/>
          <table:table-cell table:style-name="ce63"/>
          <table:table-cell table:style-name="ce75"/>
          <table:table-cell table:style-name="ce82"/>
          <table:table-cell table:number-columns-repeated="50"/>
        </table:table-row>
        <table:table-row table:style-name="ro4">
          <table:table-cell table:number-columns-repeated="16"/>
          <table:table-cell table:style-name="ce30" office:value-type="string" calcext:value-type="string" table:number-columns-spanned="1" table:number-rows-spanned="3">
            <text:p>Combat à distance</text:p>
          </table:table-cell>
          <table:table-cell table:style-name="ce49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1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30"/>
          <table:table-cell table:style-name="ce38"/>
          <table:covered-table-cell table:style-name="ce34"/>
          <table:table-cell table:style-name="ce50" office:value-type="string" calcext:value-type="string">
            <text:p>.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31"/>
          <table:table-cell table:style-name="ce34"/>
          <table:covered-table-cell table:style-name="ce34"/>
          <table:table-cell table:style-name="ce51" office:value-type="string" calcext:value-type="string">
            <text:p>.</text:p>
          </table:table-cell>
          <table:table-cell table:style-name="ce64" office:value-type="string" calcext:value-type="string">
            <text:p>OOOOO OO</text:p>
          </table:table-cell>
          <table:table-cell table:style-name="ce74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31"/>
          <table:table-cell table:style-name="ce34" table:number-columns-repeated="2"/>
          <table:table-cell table:style-name="ce54"/>
          <table:table-cell table:style-name="ce65"/>
          <table:table-cell table:style-name="ce75"/>
          <table: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4">
            <text:p>Erudition</text:p>
          </table:table-cell>
          <table:table-cell table:style-name="ce49" office:value-type="string" calcext:value-type="string">
            <text:p>Culture</text:p>
          </table:table-cell>
          <table:table-cell table:style-name="ce66" office:value-type="string" calcext:value-type="string">
            <text:p>OOOOO OO</text:p>
          </table:table-cell>
          <table:table-cell table:style-name="ce72"/>
          <table:table-cell table:style-name="ce81" office:value-type="string" calcext:value-type="string" table:number-columns-spanned="1" table:number-rows-spanned="4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Occultisme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Sciences sociales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tratégie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4"/>
          <table:table-cell table:style-name="ce63"/>
          <table:table-cell table:style-name="ce75"/>
          <table: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3">
            <text:p>Ombres</text:p>
          </table:table-cell>
          <table:table-cell table:style-name="ce49" office:value-type="string" calcext:value-type="string">
            <text:p>Furtivité</text:p>
          </table:table-cell>
          <table:table-cell table:style-name="ce57" office:value-type="string" calcext:value-type="string">
            <text:p>OOOOO OO</text:p>
          </table:table-cell>
          <table:table-cell table:style-name="ce72"/>
          <table:table-cell table:style-name="ce81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Larcin</text:p>
          </table:table-cell>
          <table:table-cell table:style-name="ce58" office:value-type="string" calcext:value-type="string">
            <text:p>OOOOO OO</text:p>
          </table:table-cell>
          <table:table-cell table:style-name="ce73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écurité</text:p>
          </table:table-cell>
          <table:table-cell table:style-name="ce59" office:value-type="string" calcext:value-type="string">
            <text:p>OOOOO OO</text:p>
          </table:table-cell>
          <table:table-cell table:style-name="ce74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5"/>
          <table:table-cell table:style-name="ce67"/>
          <table:table-cell table:style-name="ce77"/>
          <table: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3">
            <text:p>Nature</text:p>
          </table:table-cell>
          <table:table-cell table:style-name="ce49" office:value-type="string" calcext:value-type="string">
            <text:p>Pièger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81" office:value-type="string" calcext:value-type="string" table:number-columns-spanned="1" table:number-rows-spanned="3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Pister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urvi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82"/>
          <table:table-cell table:number-columns-repeated="50"/>
        </table:table-row>
        <table:table-row table:style-name="ro5">
          <table:table-cell table:number-columns-repeated="14"/>
          <table:table-cell table:style-name="ce29"/>
          <table:table-cell table:style-name="ce39"/>
          <table:table-cell table:style-name="ce34"/>
          <table:table-cell table:style-name="ce54"/>
          <table:table-cell table:style-name="ce71"/>
          <table:table-cell table:style-name="ce76"/>
          <table: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table-cell table:style-name="ce35" office:value-type="string" calcext:value-type="string" table:number-columns-spanned="1" table:number-rows-spanned="4">
            <text:p>Social</text:p>
          </table:table-cell>
          <table:table-cell table:style-name="ce49" office:value-type="string" calcext:value-type="string">
            <text:p>Art Oratoire</text:p>
          </table:table-cell>
          <table:table-cell table:style-name="ce68" office:value-type="string" calcext:value-type="string">
            <text:p>OOOOO OO</text:p>
          </table:table-cell>
          <table:table-cell table:style-name="ce78"/>
          <table:table-cell table:style-name="ce81" office:value-type="string" calcext:value-type="string" table:number-columns-spanned="1" table:number-rows-spanned="4">
            <text:p>OOOOO OO</text:p>
          </table:table-cell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Étiquette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0" office:value-type="string" calcext:value-type="string">
            <text:p>Séduction</text:p>
          </table:table-cell>
          <table:table-cell table:style-name="ce69" office:value-type="string" calcext:value-type="string">
            <text:p>OOOOO OO</text:p>
          </table:table-cell>
          <table:table-cell table:style-name="ce79"/>
          <table:covered-table-cell table:style-name="ce82"/>
          <table:table-cell table:number-columns-repeated="50"/>
        </table:table-row>
        <table:table-row table:style-name="ro4">
          <table:table-cell table:number-columns-repeated="14"/>
          <table:table-cell table:style-name="ce29"/>
          <table:table-cell table:style-name="ce39"/>
          <table:covered-table-cell table:style-name="ce34"/>
          <table:table-cell table:style-name="ce51" office:value-type="string" calcext:value-type="string">
            <text:p>Subterfuge</text:p>
          </table:table-cell>
          <table:table-cell table:style-name="ce70" office:value-type="string" calcext:value-type="string">
            <text:p>OOOOO OO</text:p>
          </table:table-cell>
          <table:table-cell table:style-name="ce80"/>
          <table:covered-table-cell table:style-name="ce82"/>
          <table:table-cell table:number-columns-repeated="50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54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3"/>
          <table:table-cell table:number-columns-repeated="38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4"/>
          <table:table-cell table:style-name="ce87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5" office:value-type="string" calcext:value-type="string">
            <text:p>XP RESTANT</text:p>
          </table:table-cell>
          <table:table-cell table:style-name="ce87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6"/>
          <table:table-cell table:style-name="ce87" table:number-columns-repeated="2"/>
          <table:table-cell table:number-columns-repeated="36"/>
        </table:table-row>
        <table:table-row table:style-name="ro2">
          <table:table-cell table:number-columns-repeated="14"/>
          <table:table-cell table:style-name="ce32" table:number-columns-repeated="3"/>
          <table:table-cell table:number-columns-repeated="15"/>
          <table:table-cell table:style-name="ce84"/>
          <table:table-cell table:style-name="ce87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5" office:value-type="string" calcext:value-type="string">
            <text:p>XP DEPENSES</text:p>
          </table:table-cell>
          <table:table-cell table:style-name="ce87" table:number-columns-repeated="2"/>
          <table:table-cell table:number-columns-repeated="36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5"/>
          <table:table-cell table:style-name="ce87" table:number-columns-repeated="3"/>
          <table:table-cell table:number-columns-repeated="36"/>
        </table:table-row>
        <table:table-row table:style-name="ro1">
          <table:table-cell table:number-columns-repeated="36"/>
          <table:table-cell table:style-name="ce86"/>
          <table:table-cell table:style-name="ce13" office:value-type="string" calcext:value-type="string">
            <text:p>AVANTAGE</text:p>
          </table:table-cell>
          <table:table-cell table:style-name="ce13" office:value-type="string" calcext:value-type="string">
            <text:p>EFFET</text:p>
          </table:table-cell>
          <table:table-cell table:style-name="ce86"/>
          <table:table-cell table:style-name="ce13" office:value-type="string" calcext:value-type="string">
            <text:p>POINTS D’ÂME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4"/>
          <table:table-cell table:style-name="ce88"/>
          <table:table-cell table:style-name="ce86"/>
          <table:table-cell table:style-name="ce92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93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93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93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93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93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94" office:value-type="string" calcext:value-type="string">
            <text:p>OOOOO OOOOO</text:p>
          </table:table-cell>
          <table:table-cell table:number-columns-repeated="30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95" office:value-type="string" calcext:value-type="string" table:number-columns-spanned="2" table:number-rows-spanned="1">
            <text:p>FORTUNE, TITRES ET HONNEURS</text:p>
          </table:table-cell>
          <table:covered-table-cell table:style-name="ce13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6"/>
          <table:table-cell table:style-name="ce90"/>
          <table:table-cell table:style-name="ce86"/>
          <table:table-cell table:style-name="ce14"/>
          <table:table-cell table:style-name="ce96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7"/>
          <table:table-cell table:style-name="ce91"/>
          <table:table-cell table:style-name="ce86"/>
          <table:table-cell table:style-name="ce15"/>
          <table:table-cell table:style-name="ce97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3" office:value-type="string" calcext:value-type="string">
            <text:p>DESAVANTAGE</text:p>
          </table:table-cell>
          <table:table-cell table:style-name="ce13" office:value-type="string" calcext:value-type="string">
            <text:p>EFFET</text:p>
          </table:table-cell>
          <table:table-cell table:style-name="ce86"/>
          <table:table-cell table:style-name="ce16"/>
          <table:table-cell table:style-name="ce98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4"/>
          <table:table-cell table:style-name="ce88"/>
          <table:table-cell table:style-name="ce86"/>
          <table:table-cell table:style-name="ce15"/>
          <table:table-cell table:style-name="ce97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16"/>
          <table:table-cell table:style-name="ce98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15"/>
          <table:table-cell table:style-name="ce97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17"/>
          <table:table-cell table:style-name="ce99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14"/>
          <table:table-cell table:style-name="ce88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15"/>
          <table:table-cell table:style-name="ce89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5"/>
          <table:table-cell table:style-name="ce89"/>
          <table:table-cell table:style-name="ce86"/>
          <table:table-cell table:style-name="ce16"/>
          <table:table-cell table:style-name="ce90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6"/>
          <table:table-cell table:style-name="ce90"/>
          <table:table-cell table:style-name="ce86"/>
          <table:table-cell table:style-name="ce15"/>
          <table:table-cell table:style-name="ce89"/>
          <table:table-cell table:number-columns-repeated="29"/>
        </table:table-row>
        <table:table-row table:style-name="ro4">
          <table:table-cell table:number-columns-repeated="36"/>
          <table:table-cell table:style-name="ce86"/>
          <table:table-cell table:style-name="ce17"/>
          <table:table-cell table:style-name="ce91"/>
          <table:table-cell table:style-name="ce86"/>
          <table:table-cell table:style-name="ce17"/>
          <table:table-cell table:style-name="ce91"/>
          <table:table-cell table:number-columns-repeated="29"/>
        </table:table-row>
        <table:table-row table:style-name="ro4">
          <table:table-cell table:number-columns-repeated="36"/>
          <table:table-cell table:style-name="ce86" table:number-columns-repeated="4"/>
          <table:table-cell table:number-columns-repeated="31"/>
        </table:table-row>
        <table:table-row table:style-name="ro4">
          <table:table-cell table:number-columns-repeated="71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45"/>
          <table:table-cell table:style-name="ce100" office:value-type="string" calcext:value-type="string">
            <text:p>ARME</text:p>
          </table:table-cell>
          <table:table-cell table:style-name="ce100" office:value-type="string" calcext:value-type="string">
            <text:p>VD</text:p>
          </table:table-cell>
          <table:table-cell table:style-name="ce100" office:value-type="string" calcext:value-type="string">
            <text:p>PORTÉE</text:p>
          </table:table-cell>
          <table:table-cell table:style-name="ce100" office:value-type="string" calcext:value-type="string">
            <text:p>MOD. COURT/LONG</text:p>
          </table:table-cell>
          <table:table-cell table:style-name="ce100" office:value-type="string" calcext:value-type="string">
            <text:p>PHY. MIN.</text:p>
          </table:table-cell>
          <table:table-cell table:style-name="ce100" office:value-type="string" calcext:value-type="string">
            <text:p>INIT.</text:p>
          </table:table-cell>
          <table:table-cell table:style-name="ce100" office:value-type="string" calcext:value-type="string">
            <text:p>NOTES</text:p>
          </table:table-cell>
          <table:table-cell/>
          <table:table-cell table:style-name="ce110" office:value-type="string" calcext:value-type="string">
            <text:p>Armure</text:p>
          </table:table-cell>
          <table:table-cell table:style-name="ce110" office:value-type="string" calcext:value-type="string">
            <text:p>Points</text:p>
          </table:table-cell>
          <table:table-cell table:style-name="ce110" office:value-type="string" calcext:value-type="string">
            <text:p>+ND</text:p>
          </table:table-cell>
          <table:table-cell table:style-name="ce110" office:value-type="string" calcext:value-type="string">
            <text:p>-dégâts</text:p>
          </table:table-cell>
          <table:table-cell table:style-name="ce110" office:value-type="string" calcext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45"/>
          <table:table-cell table:style-name="ce101"/>
          <table:table-cell table:style-name="ce104" table:number-columns-repeated="5"/>
          <table:table-cell table:style-name="ce107"/>
          <table:table-cell/>
          <table:table-cell table:style-name="ce101"/>
          <table:table-cell table:style-name="ce104" table:number-columns-repeated="3"/>
          <table:table-cell table:style-name="ce107"/>
          <table:table-cell table:number-columns-repeated="13"/>
        </table:table-row>
        <table:table-row table:style-name="ro1" table:number-rows-repeated="2">
          <table:table-cell table:number-columns-repeated="45"/>
          <table:table-cell table:style-name="ce102"/>
          <table:table-cell table:style-name="ce105" table:number-columns-repeated="5"/>
          <table:table-cell table:style-name="ce108"/>
          <table:table-cell/>
          <table:table-cell table:style-name="ce102"/>
          <table:table-cell table:style-name="ce105" table:number-columns-repeated="3"/>
          <table:table-cell table:style-name="ce108"/>
          <table:table-cell table:number-columns-repeated="13"/>
        </table:table-row>
        <table:table-row table:style-name="ro1">
          <table:table-cell table:number-columns-repeated="45"/>
          <table:table-cell table:style-name="ce103"/>
          <table:table-cell table:style-name="ce106" table:number-columns-repeated="5"/>
          <table:table-cell table:style-name="ce109"/>
          <table:table-cell/>
          <table:table-cell table:style-name="ce103"/>
          <table:table-cell table:style-name="ce106" table:number-columns-repeated="3"/>
          <table:table-cell table:style-name="ce109"/>
          <table:table-cell table:number-columns-repeated="13"/>
        </table:table-row>
        <table:table-row table:style-name="ro5">
          <table:table-cell table:number-columns-repeated="71"/>
        </table:table-row>
        <table:table-row table:style-name="ro1" table:number-rows-repeated="8">
          <table:table-cell table:number-columns-repeated="71"/>
        </table:table-row>
        <table:table-row table:style-name="ro5">
          <table:table-cell table:number-columns-repeated="71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60"/>
          <table:table-cell table:style-name="ce111" office:value-type="string" calcext:value-type="string" table:number-columns-spanned="4" table:number-rows-spanned="1">
            <text:p>EFFET DE STATUT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60"/>
          <table:table-cell table:style-name="ce112"/>
          <table:table-cell table:style-name="ce116"/>
          <table:table-cell table:style-name="ce121"/>
          <table:table-cell table:style-name="ce124"/>
          <table:table-cell table:number-columns-repeated="7"/>
        </table:table-row>
        <table:table-row table:style-name="ro1">
          <table:table-cell table:number-columns-repeated="60"/>
          <table:table-cell table:style-name="ce113"/>
          <table:table-cell table:style-name="ce117"/>
          <table:table-cell table:style-name="ce122"/>
          <table:table-cell table:style-name="ce127"/>
          <table:table-cell table:number-columns-repeated="7"/>
        </table:table-row>
        <table:table-row table:style-name="ro1">
          <table:table-cell table:number-columns-repeated="60"/>
          <table:table-cell table:style-name="ce114"/>
          <table:table-cell table:style-name="ce117"/>
          <table:table-cell table:style-name="ce122"/>
          <table:table-cell table:style-name="ce127"/>
          <table:table-cell table:number-columns-repeated="7"/>
        </table:table-row>
        <table:table-row table:style-name="ro1">
          <table:table-cell table:number-columns-repeated="60"/>
          <table:table-cell table:style-name="ce115"/>
          <table:table-cell table:style-name="ce118"/>
          <table:table-cell table:style-name="ce123"/>
          <table:table-cell table:style-name="ce128"/>
          <table:table-cell table:number-columns-repeated="7"/>
        </table:table-row>
        <table:table-row table:style-name="ro4">
          <table:table-cell table:number-columns-repeated="63"/>
          <table:table-cell table:style-name="ce111" office:value-type="string" calcext:value-type="string">
            <text:p>CAPACITÉ</text:p>
          </table:table-cell>
          <table:table-cell table:number-columns-repeated="7"/>
        </table:table-row>
        <table:table-row table:style-name="ro1">
          <table:table-cell table:number-columns-repeated="60"/>
          <table:table-cell table:style-name="ce112" office:value-type="string" calcext:value-type="string">
            <text:p>Entraînement : </text:p>
          </table:table-cell>
          <table:table-cell table:style-name="ce116"/>
          <table:table-cell table:style-name="ce124" office:value-type="string" calcext:value-type="string">
            <text:p>OOO</text:p>
          </table:table-cell>
          <table:table-cell table:style-name="ce129"/>
          <table:table-cell table:number-columns-repeated="7"/>
        </table:table-row>
        <table:table-row table:style-name="ro1">
          <table:table-cell table:number-columns-repeated="60"/>
          <table:table-cell table:style-name="ce113" office:value-type="string" calcext:value-type="string">
            <text:p>Attaque</text:p>
          </table:table-cell>
          <table:table-cell table:style-name="ce119"/>
          <table:table-cell table:style-name="ce125" office:value-type="string" calcext:value-type="string">
            <text:p>OOOOO OO</text:p>
          </table:table-cell>
          <table:table-cell table:style-name="ce130"/>
          <table:table-cell table:number-columns-repeated="7"/>
        </table:table-row>
        <table:table-row table:style-name="ro1">
          <table:table-cell table:number-columns-repeated="60"/>
          <table:table-cell table:style-name="ce114" office:value-type="string" calcext:value-type="string">
            <text:p>.</text:p>
          </table:table-cell>
          <table:table-cell table:style-name="ce119"/>
          <table:table-cell table:style-name="ce125" office:value-type="string" calcext:value-type="string">
            <text:p>OOOOO OO</text:p>
          </table:table-cell>
          <table:table-cell table:style-name="ce130"/>
          <table:table-cell table:number-columns-repeated="7"/>
        </table:table-row>
        <table:table-row table:style-name="ro1">
          <table:table-cell table:number-columns-repeated="60"/>
          <table:table-cell table:style-name="ce114" office:value-type="string" calcext:value-type="string">
            <text:p>.</text:p>
          </table:table-cell>
          <table:table-cell table:style-name="ce119"/>
          <table:table-cell table:style-name="ce125" office:value-type="string" calcext:value-type="string">
            <text:p>OOOOO OO</text:p>
          </table:table-cell>
          <table:table-cell table:style-name="ce130"/>
          <table:table-cell table:number-columns-repeated="7"/>
        </table:table-row>
        <table:table-row table:style-name="ro1">
          <table:table-cell table:number-columns-repeated="60"/>
          <table:table-cell table:style-name="ce115" office:value-type="string" calcext:value-type="string">
            <text:p>.</text:p>
          </table:table-cell>
          <table:table-cell table:style-name="ce120"/>
          <table:table-cell table:style-name="ce126" office:value-type="string" calcext:value-type="string">
            <text:p>OOOOO OO</text:p>
          </table:table-cell>
          <table:table-cell table:style-name="ce131"/>
          <table:table-cell table:number-columns-repeated="7"/>
        </table:table-row>
        <table:table-row table:style-name="ro5">
          <table:table-cell table:number-columns-repeated="63"/>
          <table:table-cell table:style-name="ce111" office:value-type="string" calcext:value-type="string">
            <text:p>CAPACITÉ</text:p>
          </table:table-cell>
          <table:table-cell table:number-columns-repeated="7"/>
        </table:table-row>
        <table:table-row table:style-name="ro1">
          <table:table-cell table:number-columns-repeated="60"/>
          <table:table-cell table:style-name="ce112" office:value-type="string" calcext:value-type="string">
            <text:p>Entraînement : </text:p>
          </table:table-cell>
          <table:table-cell table:style-name="ce116"/>
          <table:table-cell table:style-name="ce124" office:value-type="string" calcext:value-type="string">
            <text:p>OOO</text:p>
          </table:table-cell>
          <table:table-cell table:style-name="ce129"/>
          <table:table-cell table:number-columns-repeated="7"/>
        </table:table-row>
        <table:table-row table:style-name="ro1">
          <table:table-cell table:number-columns-repeated="60"/>
          <table:table-cell table:style-name="ce113" office:value-type="string" calcext:value-type="string">
            <text:p>Attaque</text:p>
          </table:table-cell>
          <table:table-cell table:style-name="ce119"/>
          <table:table-cell table:style-name="ce125" office:value-type="string" calcext:value-type="string">
            <text:p>OOOOO OO</text:p>
          </table:table-cell>
          <table:table-cell table:style-name="ce130"/>
          <table:table-cell table:number-columns-repeated="7"/>
        </table:table-row>
        <table:table-row table:style-name="ro1">
          <table:table-cell table:number-columns-repeated="60"/>
          <table:table-cell table:style-name="ce114" office:value-type="string" calcext:value-type="string">
            <text:p>.</text:p>
          </table:table-cell>
          <table:table-cell table:style-name="ce119"/>
          <table:table-cell table:style-name="ce125" office:value-type="string" calcext:value-type="string">
            <text:p>OOOOO OO</text:p>
          </table:table-cell>
          <table:table-cell table:style-name="ce130"/>
          <table:table-cell table:number-columns-repeated="7"/>
        </table:table-row>
        <table:table-row table:style-name="ro1">
          <table:table-cell table:number-columns-repeated="60"/>
          <table:table-cell table:style-name="ce114" office:value-type="string" calcext:value-type="string">
            <text:p>.</text:p>
          </table:table-cell>
          <table:table-cell table:style-name="ce119"/>
          <table:table-cell table:style-name="ce125" office:value-type="string" calcext:value-type="string">
            <text:p>OOOOO OO</text:p>
          </table:table-cell>
          <table:table-cell table:style-name="ce130"/>
          <table:table-cell table:number-columns-repeated="7"/>
        </table:table-row>
        <table:table-row table:style-name="ro1">
          <table:table-cell table:number-columns-repeated="60"/>
          <table:table-cell table:style-name="ce115" office:value-type="string" calcext:value-type="string">
            <text:p>.</text:p>
          </table:table-cell>
          <table:table-cell table:style-name="ce120"/>
          <table:table-cell table:style-name="ce126" office:value-type="string" calcext:value-type="string">
            <text:p>OOOOO OO</text:p>
          </table:table-cell>
          <table:table-cell table:style-name="ce131"/>
          <table:table-cell table:number-columns-repeated="7"/>
        </table:table-row>
        <table:table-row table:style-name="ro5">
          <table:table-cell table:number-columns-repeated="71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65"/>
          <table:table-cell table:style-name="ce24" office:value-type="string" calcext:value-type="string">
            <text:p>SEIGNEUR D’EN HAUT</text:p>
          </table:table-cell>
          <table:table-cell table:style-name="ce24" office:value-type="string" calcext:value-type="string">
            <text:p>TYPE DE PACTE</text:p>
          </table:table-cell>
          <table:table-cell table:style-name="ce24" office:value-type="string" calcext:value-type="string">
            <text:p>IMPRÉGNATION</text:p>
          </table:table-cell>
          <table:table-cell table:style-name="ce24" office:value-type="string" calcext:value-type="string" table:number-columns-spanned="2" table:number-rows-spanned="1">
            <text:p>TENDANCES (RANG)</text:p>
          </table:table-cell>
          <table:covered-table-cell table:style-name="ce24"/>
          <table:table-cell/>
        </table:table-row>
        <table:table-row table:style-name="ro1">
          <table:table-cell table:number-columns-repeated="65"/>
          <table:table-cell table:style-name="ce132"/>
          <table:table-cell table:style-name="ce147" table:number-columns-repeated="2"/>
          <table:table-cell table:style-name="ce147" table:number-columns-spanned="2" table:number-rows-spanned="1"/>
          <table:covered-table-cell table:style-name="ce174"/>
          <table:table-cell/>
        </table:table-row>
        <table:table-row table:style-name="ro1">
          <table:table-cell table:number-columns-repeated="65"/>
          <table:table-cell table:style-name="ce133"/>
          <table:table-cell table:style-name="ce148" table:number-columns-repeated="2"/>
          <table:table-cell table:style-name="ce148" table:number-columns-spanned="2" table:number-rows-spanned="1"/>
          <table:covered-table-cell table:style-name="ce175"/>
          <table:table-cell/>
        </table:table-row>
        <table:table-row table:style-name="ro1">
          <table:table-cell table:number-columns-repeated="65"/>
          <table:table-cell table:style-name="ce133"/>
          <table:table-cell table:style-name="ce148" table:number-columns-repeated="2"/>
          <table:table-cell table:style-name="ce148" table:number-columns-spanned="2" table:number-rows-spanned="1"/>
          <table:covered-table-cell table:style-name="ce175"/>
          <table:table-cell/>
        </table:table-row>
        <table:table-row table:style-name="ro1">
          <table:table-cell table:number-columns-repeated="65"/>
          <table:table-cell table:style-name="ce133"/>
          <table:table-cell table:style-name="ce148" table:number-columns-repeated="2"/>
          <table:table-cell table:style-name="ce148" table:number-columns-spanned="2" table:number-rows-spanned="1"/>
          <table:covered-table-cell table:style-name="ce175"/>
          <table:table-cell/>
        </table:table-row>
        <table:table-row table:style-name="ro1">
          <table:table-cell table:number-columns-repeated="65"/>
          <table:table-cell table:style-name="ce134"/>
          <table:table-cell table:style-name="ce149" table:number-columns-repeated="2"/>
          <table:table-cell table:style-name="ce149" table:number-columns-spanned="2" table:number-rows-spanned="1"/>
          <table:covered-table-cell table:style-name="ce176"/>
          <table:table-cell/>
        </table:table-row>
        <table:table-row table:style-name="ro5">
          <table:table-cell table:number-columns-repeated="65"/>
          <table:table-cell table:style-name="ce24" office:value-type="string" calcext:value-type="string">
            <text:p>DON (RANG)</text:p>
          </table:table-cell>
          <table:table-cell table:style-name="ce150" office:value-type="string" calcext:value-type="string" table:number-columns-spanned="2" table:number-rows-spanned="1">
            <text:p>SEIGNEU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EFFETS</text:p>
          </table:table-cell>
          <table:covered-table-cell table:style-name="ce24"/>
          <table:table-cell/>
        </table:table-row>
        <table:table-row table:style-name="ro1">
          <table:table-cell table:number-columns-repeated="65"/>
          <table:table-cell table:style-name="ce135"/>
          <table:table-cell table:style-name="ce151"/>
          <table:table-cell table:style-name="ce160"/>
          <table:table-cell table:style-name="ce160" table:number-columns-spanned="2" table:number-rows-spanned="1"/>
          <table:covered-table-cell table:style-name="ce17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6"/>
          <table:table-cell table:style-name="ce152"/>
          <table:table-cell table:style-name="ce161"/>
          <table:table-cell table:style-name="ce161" table:number-columns-spanned="2" table:number-rows-spanned="1"/>
          <table:covered-table-cell table:style-name="ce125"/>
          <table:table-cell/>
        </table:table-row>
        <table:table-row table:style-name="ro1">
          <table:table-cell table:number-columns-repeated="65"/>
          <table:table-cell table:style-name="ce137"/>
          <table:table-cell table:style-name="ce153"/>
          <table:table-cell table:style-name="ce162"/>
          <table:table-cell table:style-name="ce162" table:number-columns-spanned="2" table:number-rows-spanned="1"/>
          <table:covered-table-cell table:style-name="ce126"/>
          <table:table-cell/>
        </table:table-row>
        <table:table-row table:style-name="ro4">
          <table:table-cell table:number-columns-repeated="71"/>
        </table:table-row>
        <table:table-row table:style-name="ro6">
          <table:table-cell table:number-columns-repeated="65"/>
          <table:table-cell table:style-name="ce138" office:value-type="string" calcext:value-type="string">
            <text:p>Oeil</text:p>
          </table:table-cell>
          <table:table-cell table:style-name="ce154" office:value-type="string" calcext:value-type="string" table:number-columns-spanned="2" table:number-rows-spanned="1">
            <text:p>OOOOO OO</text:p>
          </table:table-cell>
          <table:covered-table-cell table:style-name="ce163"/>
          <table:table-cell table:style-name="ce171"/>
          <table:table-cell table:style-name="ce178" office:value-type="string" calcext:value-type="string">
            <text:p>Éléments mystiques connus</text:p>
          </table:table-cell>
          <table:table-cell/>
        </table:table-row>
        <table:table-row table:style-name="ro1">
          <table:table-cell table:number-columns-repeated="65"/>
          <table:table-cell table:style-name="ce139" office:value-type="string" calcext:value-type="string">
            <text:p>Invocation</text:p>
          </table:table-cell>
          <table:table-cell table:style-name="ce155" office:value-type="string" calcext:value-type="string" table:number-columns-spanned="2" table:number-rows-spanned="1">
            <text:p>OOOOO OO</text:p>
          </table:table-cell>
          <table:covered-table-cell table:style-name="ce164"/>
          <table:table-cell table:style-name="ce158"/>
          <table:table-cell table:style-name="ce179"/>
          <table:table-cell/>
        </table:table-row>
        <table:table-row table:style-name="ro1">
          <table:table-cell table:number-columns-repeated="65"/>
          <table:table-cell table:style-name="ce140" office:value-type="string" calcext:value-type="string">
            <text:p>Inscription</text:p>
          </table:table-cell>
          <table:table-cell table:style-name="ce156" office:value-type="string" calcext:value-type="string" table:number-columns-spanned="2" table:number-rows-spanned="1">
            <text:p>OOOOO OO</text:p>
          </table:table-cell>
          <table:covered-table-cell table:style-name="ce165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0" office:value-type="string" calcext:value-type="string">
            <text:p>Prononciation</text:p>
          </table:table-cell>
          <table:table-cell table:style-name="ce156" office:value-type="string" calcext:value-type="string" table:number-columns-spanned="2" table:number-rows-spanned="1">
            <text:p>OOOOO OO</text:p>
          </table:table-cell>
          <table:covered-table-cell table:style-name="ce165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1" office:value-type="string" calcext:value-type="string">
            <text:p>Sensation</text:p>
          </table:table-cell>
          <table:table-cell table:style-name="ce157" office:value-type="string" calcext:value-type="string" table:number-columns-spanned="2" table:number-rows-spanned="1">
            <text:p>OOOOO OO</text:p>
          </table:table-cell>
          <table:covered-table-cell table:style-name="ce166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2"/>
          <table:table-cell table:style-name="ce158"/>
          <table:table-cell table:style-name="ce167"/>
          <table:table-cell table:style-name="ce158"/>
          <table:table-cell table:style-name="ce180"/>
          <table:table-cell/>
        </table:table-row>
        <table:table-row table:style-name="ro6">
          <table:table-cell table:number-columns-repeated="65"/>
          <table:table-cell table:style-name="ce138" office:value-type="string" calcext:value-type="string">
            <text:p>Métamagie</text:p>
          </table:table-cell>
          <table:table-cell table:style-name="ce154" office:value-type="string" calcext:value-type="string" table:number-columns-spanned="2" table:number-rows-spanned="1">
            <text:p>OOOOO OO</text:p>
          </table:table-cell>
          <table:covered-table-cell table:style-name="ce163"/>
          <table:table-cell table:style-name="ce172"/>
          <table:table-cell table:style-name="ce180"/>
          <table:table-cell/>
        </table:table-row>
        <table:table-row table:style-name="ro1">
          <table:table-cell table:number-columns-repeated="65"/>
          <table:table-cell table:style-name="ce139" office:value-type="string" calcext:value-type="string">
            <text:p>Ego Sentio</text:p>
          </table:table-cell>
          <table:table-cell table:style-name="ce155" office:value-type="string" calcext:value-type="string" table:number-columns-spanned="2" table:number-rows-spanned="1">
            <text:p>OOOOO OO</text:p>
          </table:table-cell>
          <table:covered-table-cell table:style-name="ce164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0" office:value-type="string" calcext:value-type="string">
            <text:p>Ex Nihilo</text:p>
          </table:table-cell>
          <table:table-cell table:style-name="ce156" office:value-type="string" calcext:value-type="string" table:number-columns-spanned="2" table:number-rows-spanned="1">
            <text:p>OOOOO OO</text:p>
          </table:table-cell>
          <table:covered-table-cell table:style-name="ce165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0" office:value-type="string" calcext:value-type="string">
            <text:p>Ad Mutatio</text:p>
          </table:table-cell>
          <table:table-cell table:style-name="ce156" office:value-type="string" calcext:value-type="string" table:number-columns-spanned="2" table:number-rows-spanned="1">
            <text:p>OOOOO OO</text:p>
          </table:table-cell>
          <table:covered-table-cell table:style-name="ce165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1" office:value-type="string" calcext:value-type="string">
            <text:p>Obviam Terminatus</text:p>
          </table:table-cell>
          <table:table-cell table:style-name="ce157" office:value-type="string" calcext:value-type="string" table:number-columns-spanned="2" table:number-rows-spanned="1">
            <text:p>OOOOO OO</text:p>
          </table:table-cell>
          <table:covered-table-cell table:style-name="ce166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2"/>
          <table:table-cell table:style-name="ce76"/>
          <table:table-cell table:style-name="ce168"/>
          <table:table-cell table:style-name="ce76"/>
          <table:table-cell table:style-name="ce180"/>
          <table:table-cell/>
        </table:table-row>
        <table:table-row table:style-name="ro6">
          <table:table-cell table:number-columns-repeated="65"/>
          <table:table-cell table:style-name="ce138" office:value-type="string" calcext:value-type="string">
            <text:p>Arcanes</text:p>
          </table:table-cell>
          <table:table-cell table:style-name="ce159"/>
          <table:table-cell table:style-name="ce169"/>
          <table:table-cell/>
          <table:table-cell table:style-name="ce180"/>
          <table:table-cell/>
        </table:table-row>
        <table:table-row table:style-name="ro1">
          <table:table-cell table:number-columns-repeated="65"/>
          <table:table-cell table:style-name="ce143"/>
          <table:table-cell table:style-name="ce155" office:value-type="string" calcext:value-type="string" table:number-columns-spanned="2" table:number-rows-spanned="1">
            <text:p>OOOOO OO</text:p>
          </table:table-cell>
          <table:covered-table-cell table:style-name="ce164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4"/>
          <table:table-cell table:style-name="ce156" office:value-type="string" calcext:value-type="string" table:number-columns-spanned="2" table:number-rows-spanned="1">
            <text:p>OOOOO OO</text:p>
          </table:table-cell>
          <table:covered-table-cell table:style-name="ce165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4"/>
          <table:table-cell table:style-name="ce156" office:value-type="string" calcext:value-type="string" table:number-columns-spanned="2" table:number-rows-spanned="1">
            <text:p>OOOOO OO</text:p>
          </table:table-cell>
          <table:covered-table-cell table:style-name="ce165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4"/>
          <table:table-cell table:style-name="ce156" office:value-type="string" calcext:value-type="string" table:number-columns-spanned="2" table:number-rows-spanned="1">
            <text:p>OOOOO OO</text:p>
          </table:table-cell>
          <table:covered-table-cell table:style-name="ce165"/>
          <table:table-cell table:style-name="ce158"/>
          <table:table-cell table:style-name="ce180"/>
          <table:table-cell/>
        </table:table-row>
        <table:table-row table:style-name="ro1">
          <table:table-cell table:number-columns-repeated="65"/>
          <table:table-cell table:style-name="ce145"/>
          <table:table-cell table:style-name="ce157" office:value-type="string" calcext:value-type="string" table:number-columns-spanned="2" table:number-rows-spanned="1">
            <text:p>OOOOO OO</text:p>
          </table:table-cell>
          <table:covered-table-cell table:style-name="ce170"/>
          <table:table-cell table:style-name="ce142"/>
          <table:table-cell table:style-name="ce181"/>
          <table:table-cell/>
        </table:table-row>
        <table:table-row table:style-name="ro1">
          <table:table-cell table:number-columns-repeated="65"/>
          <table:table-cell table:style-name="ce146" office:value-type="string" calcext:value-type="string">
            <text:p>Possession</text:p>
          </table:table-cell>
          <table:table-cell table:style-name="ce56" table:number-columns-repeated="2"/>
          <table:table-cell table:style-name="ce173" office:value-type="string" calcext:value-type="string" table:number-columns-spanned="2" table:number-rows-spanned="1">
            <text:p>Effets</text:p>
          </table:table-cell>
          <table:covered-table-cell/>
          <table:table-cell/>
        </table:table-row>
        <table:table-row table:style-name="ro1">
          <table:table-cell table:number-columns-repeated="65"/>
          <table:table-cell table:style-name="ce135"/>
          <table:table-cell table:style-name="ce116"/>
          <table:table-cell table:style-name="ce121"/>
          <table:table-cell table:style-name="ce124" table:number-columns-spanned="2" table:number-rows-spanned="1"/>
          <table:covered-table-cell table:style-name="ce124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 table:number-rows-repeated="2">
          <table:table-cell table:number-columns-repeated="65"/>
          <table:table-cell table:style-name="ce136"/>
          <table:table-cell table:style-name="ce117"/>
          <table:table-cell table:style-name="ce122" table:number-columns-repeated="2"/>
          <table:table-cell table:style-name="ce12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 table:number-rows-repeated="9">
          <table:table-cell table:number-columns-repeated="65"/>
          <table:table-cell table:style-name="ce136"/>
          <table:table-cell table:style-name="ce117"/>
          <table:table-cell table:style-name="ce122" table:number-columns-repeated="2"/>
          <table:table-cell table:style-name="ce127"/>
          <table:table-cell/>
        </table:table-row>
        <table:table-row table:style-name="ro1">
          <table:table-cell table:number-columns-repeated="65"/>
          <table:table-cell table:style-name="ce136"/>
          <table:table-cell table:style-name="ce117"/>
          <table:table-cell table:style-name="ce122"/>
          <table:table-cell table:style-name="ce127" table:number-columns-spanned="2" table:number-rows-spanned="1"/>
          <table:covered-table-cell table:style-name="ce127"/>
          <table:table-cell/>
        </table:table-row>
        <table:table-row table:style-name="ro1">
          <table:table-cell table:number-columns-repeated="65"/>
          <table:table-cell table:style-name="ce137"/>
          <table:table-cell table:style-name="ce118"/>
          <table:table-cell table:style-name="ce123"/>
          <table:table-cell table:style-name="ce128" table:number-columns-spanned="2" table:number-rows-spanned="1"/>
          <table:covered-table-cell table:style-name="ce128"/>
          <table:table-cell/>
        </table:table-row>
        <table:table-row table:style-name="ro1" table:number-rows-repeated="1048384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ood Crow Condensed" svg:font-family="'Blood Crow Condensed'" style:font-pitch="variable"/>
    <style:font-face style:name="Blood Crow Expanded" svg:font-family="'Blood Crow Expanded'" style:font-pitch="variable"/>
    <style:font-face style:name="GaramondNo8" svg:font-family="GaramondNo8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6:56:53.9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59:41.462000000</meta:creation-date>
    <dc:date>2017-06-30T19:11:10.916000000</dc:date>
    <meta:editing-duration>PT7H21M53S</meta:editing-duration>
    <meta:editing-cycles>22</meta:editing-cycles>
    <meta:generator>LibreOffice/5.2.5.1$Windows_x86 LibreOffice_project/0312e1a284a7d50ca85a365c316c7abbf20a4d22</meta:generator>
    <meta:document-statistic meta:table-count="1" meta:cell-count="207" meta:object-count="1"/>
  </office:meta>
</office:document-meta>
</file>